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6.56166666666667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leccion" table:style-name="ta1">
        <table:shapes>
          <draw:frame draw:z-index="1" draw:id="id0" draw:style-name="a0" draw:name="Gráfico 1" svg:x="5.72362in" svg:y="0.75984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Tam. Caso</text:p>
          </table:table-cell>
          <table:table-cell office:value-type="string" table:style-name="ce2">
            <text:p>Tiempo (us)</text:p>
          </table:table-cell>
          <table:table-cell office:value-type="string" table:style-name="ce2">
            <text:p>K=Tiempo/f(n)</text:p>
          </table:table-cell>
          <table:table-cell office:value-type="string" table:style-name="ce2">
            <text:p>Tiempo teórico estimado= K*f(n)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551" table:style-name="ce1">
            <text:p>1551</text:p>
          </table:table-cell>
          <table:table-cell office:value-type="float" office:value="1.5510000000000001E-3" table:formula="of:=[.B2]/([.A2]*[.A2])" table:style-name="ce1">
            <text:p>0,001551</text:p>
          </table:table-cell>
          <table:table-cell office:value-type="float" office:value="1293.0341007180652" table:formula="of:=[.A2]*[.A2] * [.C$13]" table:style-name="ce1">
            <text:p>1293,034101</text:p>
          </table:table-cell>
          <table:table-cell table:number-columns-repeated="16380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5297" table:style-name="ce1">
            <text:p>5297</text:p>
          </table:table-cell>
          <table:table-cell office:value-type="float" office:value="1.3242499999999999E-3" table:formula="of:=[.B3]/([.A3]*[.A3])" table:style-name="ce1">
            <text:p>0,00132425</text:p>
          </table:table-cell>
          <table:table-cell office:value-type="float" office:value="5172.136402872261" table:formula="of:=[.A3]*[.A3] * [.C$13]" table:style-name="ce1">
            <text:p>5172,136403</text:p>
          </table:table-cell>
          <table:table-cell table:number-columns-repeated="16380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1731" table:style-name="ce1">
            <text:p>11731</text:p>
          </table:table-cell>
          <table:table-cell office:value-type="float" office:value="1.3034444444444445E-3" table:formula="of:=[.B4]/([.A4]*[.A4])" table:style-name="ce1">
            <text:p>0,001303444</text:p>
          </table:table-cell>
          <table:table-cell office:value-type="float" office:value="11637.306906462587" table:formula="of:=[.A4]*[.A4] * [.C$13]" table:style-name="ce1">
            <text:p>11637,30691</text:p>
          </table:table-cell>
          <table:table-cell table:number-columns-repeated="16380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20591" table:style-name="ce1">
            <text:p>20591</text:p>
          </table:table-cell>
          <table:table-cell office:value-type="float" office:value="1.2869375000000001E-3" table:formula="of:=[.B5]/([.A5]*[.A5])" table:style-name="ce1">
            <text:p>0,001286938</text:p>
          </table:table-cell>
          <table:table-cell office:value-type="float" office:value="20688.545611489044" table:formula="of:=[.A5]*[.A5] * [.C$13]" table:style-name="ce1">
            <text:p>20688,54561</text:p>
          </table:table-cell>
          <table:table-cell table:number-columns-repeated="16380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31138" table:style-name="ce1">
            <text:p>31138</text:p>
          </table:table-cell>
          <table:table-cell office:value-type="float" office:value="1.24552E-3" table:formula="of:=[.B6]/([.A6]*[.A6])" table:style-name="ce1">
            <text:p>0,00124552</text:p>
          </table:table-cell>
          <table:table-cell office:value-type="float" office:value="32325.852517951629" table:formula="of:=[.A6]*[.A6] * [.C$13]" table:style-name="ce1">
            <text:p>32325,85252</text:p>
          </table:table-cell>
          <table:table-cell table:number-columns-repeated="16380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44417" table:style-name="ce1">
            <text:p>44417</text:p>
          </table:table-cell>
          <table:table-cell office:value-type="float" office:value="1.2338055555555555E-3" table:formula="of:=[.B7]/([.A7]*[.A7])" table:style-name="ce1">
            <text:p>0,001233806</text:p>
          </table:table-cell>
          <table:table-cell office:value-type="float" office:value="46549.227625850348" table:formula="of:=[.A7]*[.A7] * [.C$13]" table:style-name="ce1">
            <text:p>46549,22763</text:p>
          </table:table-cell>
          <table:table-cell table:number-columns-repeated="16380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60549" table:style-name="ce1">
            <text:p>60549</text:p>
          </table:table-cell>
          <table:table-cell office:value-type="float" office:value="1.2356938775510205E-3" table:formula="of:=[.B8]/([.A8]*[.A8])" table:style-name="ce1">
            <text:p>0,001235694</text:p>
          </table:table-cell>
          <table:table-cell office:value-type="float" office:value="63358.67093518519" table:formula="of:=[.A8]*[.A8] * [.C$13]" table:style-name="ce1">
            <text:p>63358,67094</text:p>
          </table:table-cell>
          <table:table-cell table:number-columns-repeated="16380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78864" table:style-name="ce1">
            <text:p>78864</text:p>
          </table:table-cell>
          <table:table-cell office:value-type="float" office:value="1.2322500000000001E-3" table:formula="of:=[.B9]/([.A9]*[.A9])" table:style-name="ce1">
            <text:p>0,00123225</text:p>
          </table:table-cell>
          <table:table-cell office:value-type="float" office:value="82754.182445956176" table:formula="of:=[.A9]*[.A9] * [.C$13]" table:style-name="ce1">
            <text:p>82754,18245</text:p>
          </table:table-cell>
          <table:table-cell table:number-columns-repeated="16380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104379" table:style-name="ce1">
            <text:p>104379</text:p>
          </table:table-cell>
          <table:table-cell office:value-type="float" office:value="1.2886296296296296E-3" table:formula="of:=[.B10]/([.A10]*[.A10])" table:style-name="ce1">
            <text:p>0,00128863</text:p>
          </table:table-cell>
          <table:table-cell office:value-type="float" office:value="104735.76215816328" table:formula="of:=[.A10]*[.A10] * [.C$13]" table:style-name="ce1">
            <text:p>104735,7622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22881" table:style-name="ce1">
            <text:p>122881</text:p>
          </table:table-cell>
          <table:table-cell office:value-type="float" office:value="1.2288100000000001E-3" table:formula="of:=[.B11]/([.A11]*[.A11])" table:style-name="ce1">
            <text:p>0,00122881</text:p>
          </table:table-cell>
          <table:table-cell office:value-type="float" office:value="129303.41007180652" table:formula="of:=[.A11]*[.A11] * [.C$13]" table:style-name="ce1">
            <text:p>129303,410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K promedio:</text:p>
          </table:table-cell>
          <table:table-cell office:value-type="float" office:value="1.2930341007180652E-3" table:formula="of:=AVERAGE([.C2:.C12])" table:style-name="ce1">
            <text:p>0,00129303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Rafa JM</dc:creator>
    <meta:creation-date>2022-03-01T08:54:19Z</meta:creation-date>
    <dc:date>2024-03-08T13:22:29Z</dc:date>
    <meta:editing-cycles>3</meta:editing-cycles>
    <meta:editing-duration>PT96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eleccion.$B$1" chart:values-cell-range-address="Seleccion.$B$2:.$B$11" chart:class="chart:scatter" chart:attached-axis="primary-y" chart:style-name="G0S0">
            <chart:domain table:cell-range-address="Seleccion.$A$2:.$A$11"/>
            <chart:data-point chart:repeated="10"/>
          </chart:series>
          <chart:series chart:label-cell-address="Seleccion.$D$1" chart:values-cell-range-address="Seleccion.$D$2:.$D$11" chart:class="chart:scatter" chart:attached-axis="primary-y" chart:style-name="G0S1">
            <chart:domain table:cell-range-address="Seleccion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